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a4831" officeooo:paragraph-rsid="000a4831"/>
    </style:style>
    <style:style style:name="P2" style:family="paragraph" style:parent-style-name="Standard">
      <style:text-properties style:font-name="Arial" officeooo:rsid="000a5729" officeooo:paragraph-rsid="000a5729"/>
    </style:style>
    <style:style style:name="P3" style:family="paragraph" style:parent-style-name="Standard">
      <style:text-properties style:font-name="Arial" officeooo:rsid="000ce818" officeooo:paragraph-rsid="000ce818"/>
    </style:style>
    <style:style style:name="P4" style:family="paragraph" style:parent-style-name="Standard">
      <style:text-properties style:font-name="Arial" officeooo:rsid="000a4831" officeooo:paragraph-rsid="000a4831"/>
    </style:style>
    <style:style style:name="P5" style:family="paragraph" style:parent-style-name="Standard">
      <style:text-properties style:font-name="Arial" officeooo:rsid="000dda49" officeooo:paragraph-rsid="000a4831"/>
    </style:style>
    <style:style style:name="P6" style:family="paragraph" style:parent-style-name="Standard">
      <style:text-properties style:font-name="Arial" officeooo:rsid="000dda49" officeooo:paragraph-rsid="000dd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ardar github</text:p>
      <text:p text:style-name="P3">HAY QUE ENTRAR EN LA CARPETA DESDE LA CONSOLA</text:p>
      <text:p text:style-name="P1">git status <text:s/>(comprobar si ha habido alguna modificación)</text:p>
      <text:p text:style-name="P1"/>
      <text:p text:style-name="P1">git add <text:s text:c="3"/>(añadir los cambios)</text:p>
      <text:p text:style-name="P2">git add -A (añadir todos los cambios)</text:p>
      <text:p text:style-name="P1"/>
      <text:p text:style-name="P1">git commit -m “mensaje” <text:s/>(nombrar la actualización)</text:p>
      <text:p text:style-name="P1"/>
      <text:p text:style-name="P1">git push <text:s text:c="3"/>(subir version a github)</text:p>
      <text:p text:style-name="P1"/>
      <text:p text:style-name="P1"/>
      <text:p text:style-name="P1"/>
      <text:p text:style-name="P1"/>
      <text:p text:style-name="P1"/>
      <text:p text:style-name="P1">git clone <text:s/>(bajarse un repositorio)</text:p>
      <text:p text:style-name="P1"/>
      <text:p text:style-name="P1">git pull <text:s text:c="3"/>(actualizar version que se ha subido desde otro ordenador)</text:p>
      <text:p text:style-name="P1"/>
      <text:p text:style-name="P5">Problemas:</text:p>
      <text:p text:style-name="P6">(−10÷2)^2,15</text:p>
      <text:p text:style-name="P6">-5^2,15</text:p>
      <text:p text:style-name="P6">(−10÷3)^2,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1:31:54.364258337</meta:creation-date>
    <dc:date>2017-05-07T22:11:24.629866028</dc:date>
    <meta:editing-duration>P1DT3M5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64" meta:character-count="416" meta:non-whitespace-character-count="353"/>
  </office:meta>
</office:document-meta>
</file>